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2.207cm" fo:min-width="3.734cm" draw:shadow="visible" draw:shadow-offset-x="0.071cm" draw:shadow-offset-y="0.071cm" draw:shadow-opacity="30%"/>
    </style:style>
    <style:style style:name="gr2" style:family="graphic" style:parent-style-name="standard">
      <style:graphic-properties draw:fill-color="#cc9966" draw:textarea-horizontal-align="justify" draw:textarea-vertical-align="middle" draw:auto-grow-height="false" fo:min-height="1.594cm" fo:min-width="2.735cm" draw:shadow="visible" draw:shadow-offset-x="0.071cm" draw:shadow-offset-y="0.071cm" draw:shadow-opacity="30%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1.936cm" fo:min-width="3.375cm" draw:shadow="visible" draw:shadow-offset-x="0.071cm" draw:shadow-offset-y="0.071cm" draw:shadow-opacity="30%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1.75cm" fo:min-width="3.375cm" draw:shadow="visible" draw:shadow-offset-x="0.071cm" draw:shadow-offset-y="0.071cm" draw:shadow-opacity="30%"/>
    </style:style>
    <style:style style:name="gr5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9999cc" draw:textarea-horizontal-align="justify" draw:textarea-vertical-align="middle" draw:auto-grow-height="false" fo:min-height="3.031cm" fo:min-width="4.698cm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2.207cm" fo:min-width="4.436cm" draw:shadow="visible" draw:shadow-offset-x="0.071cm" draw:shadow-offset-y="0.071cm" draw:shadow-opacity="30%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 fo:min-height="2.012cm" fo:min-width="3.342cm" draw:shadow="visible" draw:shadow-offset-x="0.071cm" draw:shadow-offset-y="0.071cm" draw:shadow-opacity="30%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1.969cm" fo:min-width="3.375cm" draw:shadow="visible" draw:shadow-offset-x="0.071cm" draw:shadow-offset-y="0.071cm" draw:shadow-opacity="30%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1.661cm" fo:min-width="2.119cm" draw:shadow="visible" draw:shadow-offset-x="0.071cm" draw:shadow-offset-y="0.071cm" draw:shadow-opacity="30%"/>
    </style:style>
    <style:style style:name="gr12" style:family="graphic" style:parent-style-name="standard">
      <style:graphic-properties draw:fill-color="#cc9966" draw:textarea-horizontal-align="justify" draw:textarea-vertical-align="middle" draw:auto-grow-height="false" fo:min-height="2.368cm" fo:min-width="2.778cm" draw:shadow="visible" draw:shadow-offset-x="0.071cm" draw:shadow-offset-y="0.071cm" draw:shadow-opacity="30%"/>
    </style:style>
    <style:style style:name="gr1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4" style:family="graphic" style:parent-style-name="standard">
      <style:graphic-properties draw:stroke="solid" draw:stroke-dash="Ultrafine_20_Dashed" svg:stroke-color="#808080" draw:fill-color="#eeeeee" draw:textarea-horizontal-align="justify" draw:textarea-vertical-align="middle" draw:auto-grow-height="false" fo:min-height="2.873cm" fo:min-width="5.688cm"/>
    </style:style>
    <style:style style:name="gr15" style:family="graphic" style:parent-style-name="standard">
      <style:graphic-properties draw:fill-color="#cc9966" draw:textarea-horizontal-align="justify" draw:textarea-vertical-align="middle" draw:auto-grow-height="false" fo:min-height="0cm" fo:min-width="0cm" draw:shadow="hidden" draw:shadow-offset-x="0.071cm" draw:shadow-offset-y="0.071cm" draw:shadow-opacity="30%"/>
    </style:style>
    <style:style style:name="gr16" style:family="graphic" style:parent-style-name="standard">
      <style:graphic-properties draw:fill-color="#dddddd" draw:textarea-horizontal-align="justify" draw:textarea-vertical-align="middle" draw:auto-grow-height="false" fo:min-height="0cm" fo:min-width="0cm" draw:shadow="hidden" draw:shadow-offset-x="0.071cm" draw:shadow-offset-y="0.071cm" draw:shadow-opacity="30%"/>
    </style:style>
    <style:style style:name="gr17" style:family="graphic" style:parent-style-name="standard">
      <style:graphic-properties draw:fill-color="#9999cc" draw:textarea-horizontal-align="justify" draw:textarea-vertical-align="middle" draw:auto-grow-height="false" fo:min-height="0.043cm" fo:min-width="0cm"/>
    </style:style>
    <style:style style:name="gr18" style:family="graphic" style:parent-style-name="standard">
      <style:graphic-properties svg:stroke-color="#c5000b" draw:fill-color="#ff6666" draw:textarea-horizontal-align="center" draw:textarea-vertical-align="middle" draw:auto-grow-height="false" fo:min-height="0.657cm" fo:min-width="0.426cm" draw:shadow="hidden"/>
    </style:style>
    <style:style style:name="gr19" style:family="graphic" style:parent-style-name="standard">
      <style:graphic-properties draw:fill-color="#729fcf" draw:textarea-horizontal-align="justify" draw:textarea-vertical-align="middle" draw:auto-grow-height="false" fo:min-height="0.054cm" fo:min-width="0cm" draw:shadow="hidden" draw:shadow-offset-x="0.071cm" draw:shadow-offset-y="0.071cm" draw:shadow-opacity="30%"/>
    </style:style>
    <style:style style:name="gr20" style:family="graphic" style:parent-style-name="standard">
      <style:graphic-properties draw:stroke="none" svg:stroke-color="#000000" draw:fill="none" draw:fill-color="#ffffff" fo:min-height="0.433cm"/>
    </style:style>
    <style:style style:name="gr21" style:family="graphic" style:parent-style-name="standard">
      <style:graphic-properties draw:stroke="none" svg:stroke-color="#000000" draw:fill="solid" draw:fill-color="#006699" draw:textarea-horizontal-align="left" draw:auto-grow-height="true" draw:auto-grow-width="false" fo:min-height="0.712cm" fo:min-width="0cm" draw:shadow="hidden"/>
    </style:style>
    <style:style style:name="gr22" style:family="graphic" style:parent-style-name="standard">
      <style:graphic-properties draw:fill-color="#dddddd" draw:textarea-horizontal-align="justify" draw:textarea-vertical-align="middle" draw:auto-grow-height="false" fo:min-height="1.944cm" fo:min-width="3.375cm" draw:shadow="visible" draw:shadow-offset-x="0.071cm" draw:shadow-offset-y="0.071cm" draw:shadow-opacity="30%"/>
    </style:style>
    <style:style style:name="gr23" style:family="graphic" style:parent-style-name="standard">
      <style:graphic-properties draw:stroke="dash" draw:stroke-dash="Fine_20_Dashed" svg:stroke-color="#999999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cc9966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9999cc"/>
      <style:paragraph-properties fo:text-align="center"/>
    </style:style>
    <style:style style:name="P7" style:family="paragraph">
      <style:paragraph-properties fo:text-align="start">
        <style:tab-stops>
          <style:tab-stop style:position="0.639cm"/>
        </style:tab-stops>
      </style:paragraph-properties>
    </style:style>
    <style:style style:name="P8" style:family="paragraph">
      <loext:graphic-properties draw:fill-color="#eeeeee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ff6666"/>
      <style:paragraph-properties fo:text-align="center"/>
    </style:style>
    <style:style style:name="P10" style:family="paragraph"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text-properties fo:font-size="11pt" style:font-size-asian="11pt" style:font-size-complex="11pt"/>
    </style:style>
    <style:style style:name="P12" style:family="paragraph">
      <style:paragraph-properties fo:text-align="end">
        <style:tab-stops/>
      </style:paragraph-properties>
      <style:text-properties fo:color="#ffffff" fo:font-size="18pt" fo:letter-spacing="normal"/>
    </style:style>
    <style:style style:name="P13" style:family="paragraph">
      <loext:graphic-properties draw:fill="solid" draw:fill-color="#006699"/>
      <style:paragraph-properties fo:text-align="end">
        <style:tab-stops/>
      </style:paragraph-properties>
      <style:text-properties fo:color="#ffffff" fo:font-size="18pt" fo:letter-spacing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234cm" svg:height="2.457cm" svg:x="15.299cm" svg:y="2.107cm">
          <text:p text:style-name="P1"><text:span text:style-name="T1">SNAC </text:span><text:span text:style-name="T1">Extra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73cm" svg:height="2.608cm" svg:x="8.769cm" svg:y="1.96cm">
          <text:p text:style-name="P1"><text:span text:style-name="T1">EAD</text:span></text:p>
          <text:p text:style-name="P1"><text:span text:style-name="T1">MARC21</text:span></text:p>
          <text:p text:style-name="P1"><text:span text:style-name="T2">X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4.573cm" svg:height="2.608cm" svg:x="1.582cm" svg:y="5.509cm">
          <text:p text:style-name="P1"><text:span text:style-name="T1">EAC-</text:span><text:span text:style-name="T1">CPF</text:span></text:p>
          <text:p text:style-name="P1"><text:span text:style-name="T2">X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234cm" svg:height="2.457cm" svg:x="9.145cm" svg:y="5.569cm">
          <text:p text:style-name="P1"><text:span text:style-name="T1">Deduplicati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74cm" svg:height="2.476cm" svg:x="15.402cm" svg:y="5.606cm">
          <text:p text:style-name="P1"><text:span text:style-name="T1">Duplicative</text:span></text:p>
          <text:p text:style-name="P1"><text:span text:style-name="T2">(institution-centric)</text:span></text:p>
          <text:p text:style-name="P1"><text:span text:style-name="T1">EAC-CPF</text:span></text:p>
          <text:p text:style-name="P1"><text:span text:style-name="T2">XML</text:span></text:p>
          <draw:enhanced-geometry svg:viewBox="0 0 21600 21600" draw:glue-points="10800 0 0 10800 10800 21600 21600 10800" draw:text-areas="0 0 21600 ?f11" draw:type="paper" draw:modifiers="18316.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4" draw:layer="layout" svg:width="3.874cm" svg:height="2.476cm" svg:x="9.355cm" svg:y="9.086cm">
          <text:p text:style-name="P1"><text:span text:style-name="T1">Self-</text:span><text:span text:style-name="T1">unique</text:span></text:p>
          <text:p text:style-name="P1"><text:span text:style-name="T2">(institution-</text:span><text:span text:style-name="T2">centric)</text:span></text:p>
          <text:p text:style-name="P1"><text:span text:style-name="T1">EAC-</text:span><text:span text:style-name="T1">CPF</text:span></text:p>
          <text:p text:style-name="P1"><text:span text:style-name="T2">XML</text:span></text:p>
          <draw:enhanced-geometry svg:viewBox="0 0 21600 21600" draw:glue-points="10800 0 0 10800 10800 21600 21600 10800" draw:text-areas="0 0 21600 ?f11" draw:type="paper" draw:modifiers="18857.496774193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layer="layout" svg:width="4.234cm" svg:height="2.457cm" svg:x="1.703cm" svg:y="9.371cm">
          <text:p text:style-name="P1"><text:span text:style-name="T1">Schematron</text:span></text:p>
          <text:p text:style-name="P1"><text:span text:style-name="T1">Validation</text:span></text:p>
          <text:p text:style-name="P1"><text:span text:style-name="T2">(structure)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3.84cm" svg:y1="8.14cm" svg:x2="3.849cm" svg:y2="9.384cm">
          <text:p/>
        </draw:line>
        <draw:line draw:style-name="gr6" draw:text-style-name="P5" draw:layer="layout" svg:x1="15.394cm" svg:y1="6.829cm" svg:x2="13.398cm" svg:y2="6.823cm">
          <text:p/>
        </draw:line>
        <draw:line draw:style-name="gr6" draw:text-style-name="P5" draw:layer="layout" svg:x1="17.346cm" svg:y1="4.584cm" svg:x2="17.352cm" svg:y2="5.596cm">
          <text:p/>
        </draw:line>
        <draw:line draw:style-name="gr5" draw:text-style-name="P5" draw:layer="layout" svg:x1="13.346cm" svg:y1="3.272cm" svg:x2="15.293cm" svg:y2="3.272cm">
          <text:p/>
        </draw:line>
        <draw:line draw:style-name="gr6" draw:text-style-name="P5" draw:layer="layout" svg:x1="11.302cm" svg:y1="8.046cm" svg:x2="11.321cm" svg:y2="9.086cm">
          <text:p/>
        </draw:line>
        <draw:line draw:style-name="gr6" draw:text-style-name="P5" draw:layer="layout" svg:x1="9.349cm" svg:y1="10.295cm" svg:x2="5.945cm" svg:y2="10.295cm">
          <text:p/>
        </draw:line>
        <draw:custom-shape draw:style-name="gr4" draw:text-style-name="P4" draw:layer="layout" svg:width="3.874cm" svg:height="2.476cm" svg:x="1.888cm" svg:y="12.742cm">
          <text:p text:style-name="P1"><text:span text:style-name="T1">SN</text:span><text:span text:style-name="T1">AC</text:span><text:span text:style-name="T1">-</text:span><text:span text:style-name="T1">val</text:span><text:span text:style-name="T1">id</text:span></text:p>
          <text:p text:style-name="P1"><text:span text:style-name="T1">EA</text:span><text:span text:style-name="T1">C-</text:span><text:span text:style-name="T1">CP</text:span><text:span text:style-name="T1">F</text:span></text:p>
          <text:p text:style-name="P1"><text:span text:style-name="T2">(stru</text:span><text:span text:style-name="T2">ctur</text:span><text:span text:style-name="T2">e, </text:span><text:span text:style-name="T2">not </text:span><text:span text:style-name="T2">data</text:span><text:span text:style-name="T2">)</text:span></text:p>
          <text:p text:style-name="P1"><text:span text:style-name="T2">XML</text:span></text:p>
          <draw:enhanced-geometry svg:viewBox="0 0 21600 21600" draw:glue-points="10800 0 0 10800 10800 21600 21600 10800" draw:text-areas="0 0 21600 ?f11" draw:type="paper" draw:modifiers="18974.554838709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layer="layout" svg:width="4.234cm" svg:height="2.457cm" svg:x="1.694cm" svg:y="16.641cm">
          <text:p text:style-name="P1"><text:span text:style-name="T1">S</text:span><text:span text:style-name="T1">N</text:span><text:span text:style-name="T1">A</text:span><text:span text:style-name="T1">C</text:span><text:span text:style-name="T1"> </text:span><text:span text:style-name="T1">E</text:span><text:span text:style-name="T1">A</text:span><text:span text:style-name="T1">C</text:span><text:span text:style-name="T1">-</text:span><text:span text:style-name="T1">C</text:span><text:span text:style-name="T1">P</text:span><text:span text:style-name="T1">F</text:span></text:p>
          <text:p text:style-name="P1"><text:span text:style-name="T1">P</text:span><text:span text:style-name="T1">a</text:span><text:span text:style-name="T1">r</text:span><text:span text:style-name="T1">s</text:span><text:span text:style-name="T1">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234cm" svg:height="2.457cm" svg:x="8.365cm" svg:y="16.76cm">
          <text:p text:style-name="P1"><text:span text:style-name="T1">SNAC </text:span><text:span text:style-name="T1">EAC-</text:span><text:span text:style-name="T1">CPF</text:span></text:p>
          <text:p text:style-name="P1"><text:span text:style-name="T1">Seriali</text:span><text:span text:style-name="T1">ze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197cm" svg:height="4.233cm" svg:x="14.394cm" svg:y="8.756cm">
          <text:p text:style-name="P1">SNAC</text:p>
          <text:p text:style-name="P1">Datastore</text:p>
          <text:p text:style-name="P1"><text:span text:style-name="T2">(Postgres, Elastic </text:span><text:span text:style-name="T2">Search)</text:span></text:p>
          <draw:enhanced-geometry svg:viewBox="0 0 88 21600" draw:glue-points="44 ?f6 44 0 0 10800 44 21600 88 10800" draw:text-areas="0 ?f6 88 ?f3" draw:type="can" draw:modifiers="3240.2040430757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layer="layout" svg:width="4.234cm" svg:height="2.457cm" svg:x="1.529cm" svg:y="24.703cm">
          <text:p text:style-name="P1"><text:span text:style-name="T1">Identity</text:span></text:p>
          <text:p text:style-name="P1"><text:span text:style-name="T1">Reconciliation</text:span></text:p>
          <text:p text:style-name="P1"><text:span text:style-name="T2">(identity, relations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74cm" svg:height="2.476cm" svg:x="1.811cm" svg:y="20.748cm">
          <text:p text:style-name="P1"><text:span text:style-name="T1">Partially-</text:span><text:span text:style-name="T1">valid</text:span></text:p>
          <text:p text:style-name="P1"><text:span text:style-name="T1">Constellatio</text:span><text:span text:style-name="T1">n</text:span></text:p>
          <text:p text:style-name="P1"><text:span text:style-name="T2">(valid structure)</text:span></text:p>
          <text:p text:style-name="P1"><text:span text:style-name="T2">JSON</text:span></text:p>
          <draw:enhanced-geometry svg:viewBox="0 0 21600 21600" draw:glue-points="10800 0 0 10800 10800 21600 21600 10800" draw:text-areas="0 0 21600 ?f11" draw:type="paper" draw:modifiers="18874.219354838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4" draw:layer="layout" svg:width="3.874cm" svg:height="2.476cm" svg:x="9.064cm" svg:y="24.74cm">
          <text:p text:style-name="P1"><text:span text:style-name="T1">P</text:span><text:span text:style-name="T1">a</text:span><text:span text:style-name="T1">r</text:span><text:span text:style-name="T1">t</text:span><text:span text:style-name="T1">i</text:span><text:span text:style-name="T1">a</text:span><text:span text:style-name="T1">l</text:span><text:span text:style-name="T1">l</text:span><text:span text:style-name="T1">y</text:span><text:span text:style-name="T1">-</text:span><text:span text:style-name="T1">v</text:span><text:span text:style-name="T1">a</text:span><text:span text:style-name="T1">l</text:span><text:span text:style-name="T1">i</text:span><text:span text:style-name="T1">d</text:span></text:p>
          <text:p text:style-name="P1"><text:span text:style-name="T1">C</text:span><text:span text:style-name="T1">o</text:span><text:span text:style-name="T1">n</text:span><text:span text:style-name="T1">s</text:span><text:span text:style-name="T1">t</text:span><text:span text:style-name="T1">e</text:span><text:span text:style-name="T1">l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/text:p>
          <text:p text:style-name="P1"><text:span text:style-name="T2">(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u</text:span><text:span text:style-name="T2">r</text:span><text:span text:style-name="T2">e</text:span><text:span text:style-name="T2"> </text:span><text:span text:style-name="T2">+</text:span><text:span text:style-name="T2"> </text:span><text:span text:style-name="T2">i</text:span><text:span text:style-name="T2">d</text:span><text:span text:style-name="T2">e</text:span><text:span text:style-name="T2">n</text:span><text:span text:style-name="T2">t</text:span><text:span text:style-name="T2">i</text:span><text:span text:style-name="T2">t</text:span><text:span text:style-name="T2">i</text:span><text:span text:style-name="T2">e</text:span><text:span text:style-name="T2">s</text:span><text:span text:style-name="T2">)</text:span></text:p>
          <text:p text:style-name="P1"><text:span text:style-name="T2">J</text:span><text:span text:style-name="T2">S</text:span><text:span text:style-name="T2">O</text:span><text:span text:style-name="T2">N</text:span></text:p>
          <draw:enhanced-geometry svg:viewBox="0 0 21600 21600" draw:glue-points="10800 0 0 10800 10800 21600 21600 10800" draw:text-areas="0 0 21600 ?f11" draw:type="paper" draw:modifiers="19203.096774193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4.936cm" svg:height="2.457cm" svg:x="14.779cm" svg:y="24.82cm">
          <text:p text:style-name="P1"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i</text:span><text:span text:style-name="T1">n</text:span><text:span text:style-name="T1">g</text:span></text:p>
          <text:p text:style-name="P1"><text:span text:style-name="T3">-</text:span><text:span text:style-name="T3"> </text:span><text:span text:style-name="T3">m</text:span><text:span text:style-name="T3">a</text:span><text:span text:style-name="T3">t</text:span><text:span text:style-name="T3">c</text:span><text:span text:style-name="T3">h</text:span><text:span text:style-name="T3">,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 </text:span><text:span text:style-name="T3">v</text:span><text:span text:style-name="T3">o</text:span><text:span text:style-name="T3">c</text:span><text:span text:style-name="T3">a</text:span><text:span text:style-name="T3">b</text:span><text:span text:style-name="T3"> </text:span><text:span text:style-name="T3">t</text:span><text:span text:style-name="T3">e</text:span><text:span text:style-name="T3">r</text:span><text:span text:style-name="T3">m</text:span><text:span text:style-name="T3">s</text:span></text:p>
          <text:p text:style-name="P1"><text:span text:style-name="T3">-</text:span><text:span text:style-name="T3"> </text:span><text:span text:style-name="T3">m</text:span><text:span text:style-name="T3">a</text:span><text:span text:style-name="T3">t</text:span><text:span text:style-name="T3">c</text:span><text:span text:style-name="T3">h</text:span><text:span text:style-name="T3">,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 </text:span><text:span text:style-name="T3">r</text:span><text:span text:style-name="T3">e</text:span><text:span text:style-name="T3">s</text:span><text:span text:style-name="T3">o</text:span><text:span text:style-name="T3">u</text:span><text:span text:style-name="T3">r</text:span><text:span text:style-name="T3">c</text:span><text:span text:style-name="T3">e</text:span><text:span text:style-name="T3">s</text:span></text:p>
          <text:p text:style-name="P1"><text:span text:style-name="T3">-</text:span><text:span text:style-name="T3"> </text:span><text:span text:style-name="T3">h</text:span><text:span text:style-name="T3">o</text:span><text:span text:style-name="T3">l</text:span><text:span text:style-name="T3">d</text:span><text:span text:style-name="T3">i</text:span><text:span text:style-name="T3">n</text:span><text:span text:style-name="T3">g</text:span><text:span text:style-name="T3"> </text:span><text:span text:style-name="T3">i</text:span><text:span text:style-name="T3">n</text:span><text:span text:style-name="T3">s</text:span><text:span text:style-name="T3">t</text:span><text:span text:style-name="T3">i</text:span><text:span text:style-name="T3">t</text:span><text:span text:style-name="T3">u</text:span><text:span text:style-name="T3">t</text:span><text:span text:style-name="T3">i</text:span><text:span text:style-name="T3">o</text:span><text:span text:style-name="T3">n</text:span><text:span text:style-name="T3"> </text:span><text:span text:style-name="T3">+</text:span><text:span text:style-name="T3"> </text:span><text:span text:style-name="T3">l</text:span><text:span text:style-name="T3">o</text:span><text:span text:style-name="T3">c</text:span><text:span text:style-name="T3">a</text:span><text:span text:style-name="T3">t</text:span><text:span text:style-name="T3">i</text:span><text:span text:style-name="T3">o</text:span><text:span text:style-name="T3">n</text:span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842cm" svg:height="2.262cm" svg:x="15.19cm" svg:y="20.844cm">
          <text:p text:style-name="P1"><text:span text:style-name="T4">O</text:span><text:span text:style-name="T4">p</text:span><text:span text:style-name="T4">t</text:span><text:span text:style-name="T4">i</text:span><text:span text:style-name="T4">o</text:span><text:span text:style-name="T4">n</text:span><text:span text:style-name="T4">a</text:span><text:span text:style-name="T4">l</text:span></text:p>
          <text:p text:style-name="P1"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i</text:span><text:span text:style-name="T1">n</text:span><text:span text:style-name="T1">g</text:span></text:p>
          <text:p text:style-name="P1"><text:span text:style-name="T3">R</text:span><text:span text:style-name="T3">e</text:span><text:span text:style-name="T3">f</text:span><text:span text:style-name="T3">i</text:span><text:span text:style-name="T3">n</text:span><text:span text:style-name="T3">e</text:span><text:span text:style-name="T3"> </text:span><text:span text:style-name="T3">t</text:span><text:span text:style-name="T3">o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a</text:span><text:span text:style-name="T3">l</text:span><text:span text:style-name="T3"> </text:span><text:span text:style-name="T3">I</text:span><text:span text:style-name="T3">.</text:span><text:span text:style-name="T3">C</text:span><text:span text:style-name="T3">.</text:span><text:span text:style-name="T3"> </text:span><text:span text:style-name="T3">f</text:span><text:span text:style-name="T3">o</text:span><text:span text:style-name="T3">r</text:span><text:span text:style-name="T3"> </text:span><text:span text:style-name="T3"><text:line-break/></text:span><text:span text:style-name="T3">u</text:span><text:span text:style-name="T3">p</text:span><text:span text:style-name="T3">d</text:span><text:span text:style-name="T3">a</text:span><text:span text:style-name="T3">t</text:span><text:span text:style-name="T3">i</text:span><text:span text:style-name="T3">n</text:span><text:span text:style-name="T3">g</text:span><text:span text:style-name="T3"> </text:span><text:span text:style-name="T3">a</text:span><text:span text:style-name="T3">n</text:span><text:span text:style-name="T3"> </text:span><text:span text:style-name="T3">e</text:span><text:span text:style-name="T3">x</text:span><text:span text:style-name="T3">i</text:span><text:span text:style-name="T3">s</text:span><text:span text:style-name="T3">t</text:span><text:span text:style-name="T3">i</text:span><text:span text:style-name="T3">n</text:span><text:span text:style-name="T3">g</text:span><text:span text:style-name="T3"><text:line-break/></text:span><text:span text:style-name="T3">I</text:span><text:span text:style-name="T3">.</text:span><text:span text:style-name="T3">C</text:span><text:span text:style-name="T3">.</text:span><text:span text:style-name="T3">’</text:span><text:span text:style-name="T3">s</text:span><text:span text:style-name="T3"> </text:span><text:span text:style-name="T3">d</text:span><text:span text:style-name="T3">a</text:span><text:span text:style-name="T3">t</text:span><text:span text:style-name="T3">a</text:span><text:span text:style-name="T3"> </text:span><text:span text:style-name="T3">c</text:span><text:span text:style-name="T3">o</text:span><text:span text:style-name="T3">m</text:span><text:span text:style-name="T3">p</text:span><text:span text:style-name="T3">o</text:span><text:span text:style-name="T3">n</text:span><text:span text:style-name="T3">e</text:span><text:span text:style-name="T3">n</text:span><text:span text:style-name="T3">t</text:span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74cm" svg:height="2.476cm" svg:x="15.2cm" svg:y="17.175cm">
          <text:p text:style-name="P1"><text:span text:style-name="T1">V</text:span><text:span text:style-name="T1">a</text:span><text:span text:style-name="T1">l</text:span><text:span text:style-name="T1">i</text:span><text:span text:style-name="T1">d</text:span><text:span text:style-name="T1"> </text:span><text:span text:style-name="T1">I</text:span><text:span text:style-name="T1">d</text:span><text:span text:style-name="T1">e</text:span><text:span text:style-name="T1">n</text:span><text:span text:style-name="T1">t</text:span><text:span text:style-name="T1">i</text:span><text:span text:style-name="T1">t</text:span><text:span text:style-name="T1">y</text:span></text:p>
          <text:p text:style-name="P1"><text:span text:style-name="T1">C</text:span><text:span text:style-name="T1">o</text:span><text:span text:style-name="T1">n</text:span><text:span text:style-name="T1">s</text:span><text:span text:style-name="T1">t</text:span><text:span text:style-name="T1">e</text:span><text:span text:style-name="T1">l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/text:p>
          <text:p text:style-name="P1"><text:span text:style-name="T2">(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u</text:span><text:span text:style-name="T2">r</text:span><text:span text:style-name="T2">e</text:span><text:span text:style-name="T2"> </text:span><text:span text:style-name="T2">+</text:span><text:span text:style-name="T2"> </text:span><text:span text:style-name="T2">d</text:span><text:span text:style-name="T2">a</text:span><text:span text:style-name="T2">t</text:span><text:span text:style-name="T2">a</text:span><text:span text:style-name="T2">)</text:span></text:p>
          <text:p text:style-name="P1"><text:span text:style-name="T2">J</text:span><text:span text:style-name="T2">S</text:span><text:span text:style-name="T2">O</text:span><text:span text:style-name="T2">N</text:span></text:p>
          <draw:enhanced-geometry svg:viewBox="0 0 21600 21600" draw:glue-points="10800 0 0 10800 10800 21600 21600 10800" draw:text-areas="0 0 21600 ?f11" draw:type="paper" draw:modifiers="19203.096774193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" draw:layer="layout" svg:width="2.619cm" svg:height="1.911cm" svg:x="14.27cm" svg:y="14.369cm">
          <text:p text:style-name="P1"><text:span text:style-name="T1">Insert</text:span><text:span text:style-name="T1"><text:line-break/></text:span><text:span text:style-name="T1">Updat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619cm" svg:height="1.911cm" svg:x="17.46cm" svg:y="14.385cm">
          <text:p text:style-name="P1"><text:span text:style-name="T1">Read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3.817cm" svg:y1="11.85cm" svg:x2="3.817cm" svg:y2="12.747cm">
          <text:p/>
        </draw:line>
        <draw:line draw:style-name="gr6" draw:text-style-name="P5" draw:layer="layout" svg:x1="3.799cm" svg:y1="15.209cm" svg:x2="3.799cm" svg:y2="16.637cm">
          <text:p/>
        </draw:line>
        <draw:line draw:style-name="gr6" draw:text-style-name="P5" draw:layer="layout" svg:x1="3.761cm" svg:y1="19.11cm" svg:x2="3.761cm" svg:y2="20.731cm">
          <text:p/>
        </draw:line>
        <draw:line draw:style-name="gr6" draw:text-style-name="P5" draw:layer="layout" svg:x1="3.723cm" svg:y1="23.244cm" svg:x2="3.723cm" svg:y2="24.701cm">
          <text:p/>
        </draw:line>
        <draw:line draw:style-name="gr6" draw:text-style-name="P5" draw:layer="layout" svg:x1="5.776cm" svg:y1="26.066cm" svg:x2="9.062cm" svg:y2="26.066cm">
          <text:p/>
        </draw:line>
        <draw:line draw:style-name="gr6" draw:text-style-name="P5" draw:layer="layout" svg:x1="12.944cm" svg:y1="26.019cm" svg:x2="14.683cm" svg:y2="26.019cm">
          <text:p/>
        </draw:line>
        <draw:line draw:style-name="gr6" draw:text-style-name="P5" draw:layer="layout" svg:x1="17.142cm" svg:y1="24.81cm" svg:x2="17.142cm" svg:y2="23.108cm">
          <text:p/>
        </draw:line>
        <draw:line draw:style-name="gr6" draw:text-style-name="P5" draw:layer="layout" svg:x1="17.198cm" svg:y1="20.827cm" svg:x2="17.198cm" svg:y2="19.666cm">
          <text:p/>
        </draw:line>
        <draw:line draw:style-name="gr6" draw:text-style-name="P5" draw:layer="layout" svg:x1="16.24cm" svg:y1="17.172cm" svg:x2="16.24cm" svg:y2="16.28cm">
          <text:p/>
        </draw:line>
        <draw:line draw:style-name="gr6" draw:text-style-name="P5" draw:layer="layout" svg:x1="15.712cm" svg:y1="14.358cm" svg:x2="15.793cm" svg:y2="12.96cm">
          <text:p/>
        </draw:line>
        <draw:line draw:style-name="gr6" draw:text-style-name="P5" draw:layer="layout" svg:x1="18.49cm" svg:y1="12.938cm" svg:x2="18.587cm" svg:y2="14.371cm">
          <text:p/>
        </draw:line>
        <draw:line draw:style-name="gr6" draw:text-style-name="P5" draw:layer="layout" svg:x1="18.192cm" svg:y1="16.299cm" svg:x2="18.192cm" svg:y2="17.168cm">
          <text:p/>
        </draw:line>
        <draw:custom-shape draw:style-name="gr12" draw:text-style-name="P3" draw:layer="layout" svg:width="4.636cm" svg:height="3.702cm" svg:x="8.087cm" svg:y="19.919cm">
          <text:p text:style-name="P1"><text:span text:style-name="T1">REST Clients</text:span></text:p>
          <text:p text:style-name="P1"><text:span text:style-name="T2"/></text:p>
          <text:p text:style-name="P1"><text:span text:style-name="T2">SNAC WebUI</text:span></text:p>
          <text:p text:style-name="P1"><text:span text:style-name="T2">A.Spa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2.594cm" svg:y1="21.124cm" svg:x2="15.189cm" svg:y2="18.712cm">
          <text:p/>
        </draw:line>
        <draw:line draw:style-name="gr6" draw:text-style-name="P5" draw:layer="layout" svg:x1="15.156cm" svg:y1="17.98cm" svg:x2="12.605cm" svg:y2="18.024cm">
          <text:p/>
        </draw:line>
        <draw:line draw:style-name="gr6" draw:text-style-name="P5" draw:layer="layout" svg:x1="10.559cm" svg:y1="16.743cm" svg:x2="10.562cm" svg:y2="15.283cm">
          <text:p/>
        </draw:line>
        <draw:line draw:style-name="gr5" draw:text-style-name="P5" draw:layer="layout" svg:x1="8.075cm" svg:y1="21.876cm" svg:x2="5.688cm" svg:y2="22.098cm">
          <text:p/>
        </draw:line>
        <draw:custom-shape draw:style-name="gr14" draw:text-style-name="P8" draw:layer="layout" svg:width="6.188cm" svg:height="3.123cm" svg:x="1.441cm" svg:y="1.821cm">
          <text:p text:style-name="P1"><text:span text:style-name="T5">Legend</text:span></text:p>
          <text:p text:style-name="P7"><text:span text:style-name="T6"><text:tab/></text:span><text:span text:style-name="T6">source of data (external)</text:span></text:p>
          <text:p text:style-name="P7"><text:span text:style-name="T6"><text:tab/></text:span><text:span text:style-name="T6">externally-stored data</text:span></text:p>
          <text:p text:style-name="P7"><text:span text:style-name="T6"><text:tab/></text:span><text:span text:style-name="T6">snac-stored data</text:span></text:p>
          <text:p text:style-name="P7"><text:span text:style-name="T6"><text:tab/></text:span><text:span text:style-name="T6">snac processing</text:span></text:p>
          <text:p text:style-name="P7"><text:span text:style-name="T6"><text:tab/></text:span><text:span text:style-name="T6">human vetting requi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0.487cm" svg:height="0.278cm" svg:x="1.639cm" svg:y="2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0.453cm" svg:height="0.29cm" svg:x="1.666cm" svg:y="3.019cm">
          <text:p/>
          <draw:enhanced-geometry svg:viewBox="0 0 21600 21600" draw:glue-points="10800 0 0 10800 10800 21600 21600 10800" draw:text-areas="0 0 21600 ?f11" draw:type="paper" draw:modifiers="108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6" draw:layer="layout" svg:width="0.462cm" svg:height="0.377cm" svg:x="1.665cm" svg:y="3.434cm">
          <text:p/>
          <draw:enhanced-geometry svg:viewBox="0 0 88 21600" draw:glue-points="44 ?f6 44 0 0 10800 44 21600 88 10800" draw:text-areas="0 ?f6 88 ?f3" draw:type="can" draw:modifiers="7657.1428571428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ath draw:style-name="gr18" draw:text-style-name="P9" draw:layer="layout" svg:width="0.774cm" svg:height="1.845cm" svg:x="3.853cm" svg:y="23.06cm" svg:viewBox="0 0 775 1846" svg:d="M250 1263l-22-24-19-26-19-26-17-26-16-28-16-28-12-29-12-28-11-29-9-29-8-30-5-29-5-29-3-30-2-28 1-30 1-27 3-29 5-27 6-27 8-27 10-25 9-25 13-24 13-22 15-22 15-21 18-19 19-19 20-17-54-62-23 21-21 20-20 23-18 23-17 25-15 26-14 27-12 28-10 29-8 29-8 31-6 31-2 31-2 33v32l2 33 3 33 5 34 7 33 9 33 9 33 13 33 13 32 16 32 16 32 18 31 19 30 22 30 22 28 24 28-113 91 280 52-6-274zM515 47zM768 1846zM531 589l21 24 19 26 18 27 17 26 16 28 15 28 13 29 11 29 11 29 8 29 8 30 4 29 5 30 3 29 1 28-1 30-1 27-4 29-5 27-6 27-8 27-10 24-11 25-13 24-13 22-15 22-16 21-18 19-19 18-20 17 54 63 22-21 21-20 21-22 18-23 18-25 15-26 14-26 13-28 10-29 9-30 8-30 6-31 3-31 2-33v-32l-1-33-3-33-5-34-6-33-9-33-9-33-12-33-13-33-15-32-16-32-18-31-18-31-21-29-23-29-23-28 114-90-279-55 2 274zM251 1802zM19 0z">
          <text:p/>
        </draw:path>
        <draw:path draw:style-name="gr18" draw:text-style-name="P9" draw:layer="layout" svg:width="0.774cm" svg:height="1.845cm" svg:x="4.095cm" svg:y="14.998cm" svg:viewBox="0 0 775 1846" svg:d="M250 1263l-22-24-19-26-19-26-17-26-16-28-16-28-12-29-12-28-11-29-9-29-8-30-5-29-5-29-3-30-2-28 1-30 1-27 3-29 5-27 6-27 8-27 10-25 9-25 13-24 13-22 15-22 15-21 18-19 19-19 20-17-54-62-23 21-21 20-20 23-18 23-17 25-15 26-14 27-12 28-10 29-8 29-8 31-6 31-2 31-2 33v32l2 33 3 33 5 34 7 33 9 33 9 33 13 33 13 32 16 32 16 32 18 31 19 30 22 30 22 28 24 28-113 91 280 52-6-274zM515 47zM768 1846zM531 589l21 24 19 26 18 27 17 26 16 28 15 28 13 29 11 29 11 29 8 29 8 30 4 29 5 30 3 29 1 28-1 30-1 27-4 29-5 27-6 27-8 27-10 24-11 25-13 24-13 22-15 22-16 21-18 19-19 18-20 17 54 63 22-21 21-20 21-22 18-23 18-25 15-26 14-26 13-28 10-29 9-30 8-30 6-31 3-31 2-33v-32l-1-33-3-33-5-34-6-33-9-33-9-33-12-33-13-33-15-32-16-32-18-31-18-31-21-29-23-29-23-28 114-90-279-55 2 274zM251 1802zM19 0z">
          <text:p/>
        </draw:path>
        <draw:path draw:style-name="gr18" draw:text-style-name="P9" draw:layer="layout" svg:width="0.774cm" svg:height="1.845cm" svg:x="4.033cm" svg:y="7.802cm" svg:viewBox="0 0 775 1846" svg:d="M250 1263l-22-24-19-26-19-26-17-26-16-28-16-28-12-29-12-28-11-29-9-29-8-30-5-29-5-29-3-30-2-28 1-30 1-27 3-29 5-27 6-27 8-27 10-25 9-25 13-24 13-22 15-22 15-21 18-19 19-19 20-17-54-62-23 21-21 20-20 23-18 23-17 25-15 26-14 27-12 28-10 29-8 29-8 31-6 31-2 31-2 33v32l2 33 3 33 5 34 7 33 9 33 9 33 13 33 13 32 16 32 16 32 18 31 19 30 22 30 22 28 24 28-113 91 280 52-6-274zM515 47zM768 1846zM531 589l21 24 19 26 18 27 17 26 16 28 15 28 13 29 11 29 11 29 8 29 8 30 4 29 5 30 3 29 1 28-1 30-1 27-4 29-5 27-6 27-8 27-10 24-11 25-13 24-13 22-15 22-16 21-18 19-19 18-20 17 54 63 22-21 21-20 21-22 18-23 18-25 15-26 14-26 13-28 10-29 9-30 8-30 6-31 3-31 2-33v-32l-1-33-3-33-5-34-6-33-9-33-9-33-12-33-13-33-15-32-16-32-18-31-18-31-21-29-23-29-23-28 114-90-279-55 2 274zM251 1802zM19 0z">
          <text:p/>
        </draw:path>
        <draw:path draw:style-name="gr18" draw:text-style-name="P9" draw:layer="layout" svg:width="0.774cm" svg:height="1.845cm" draw:transform="rotate (1.5707963267949) translate (12.8935021737578cm 26.9011165141834cm)" svg:viewBox="0 0 775 1846" svg:d="M250 1263l-22-24-19-26-19-26-17-26-16-28-16-28-12-29-12-28-11-29-9-29-8-30-5-29-5-29-3-30-2-28 1-30 1-27 3-29 5-27 6-27 8-27 10-25 9-25 13-24 13-22 15-22 15-21 18-19 19-19 20-17-54-62-23 21-21 20-20 23-18 23-17 25-15 26-14 27-12 28-10 29-8 29-8 31-6 31-2 31-2 33v32l2 33 3 33 5 34 7 33 9 33 9 33 13 33 13 32 16 32 16 32 18 31 19 30 22 30 22 28 24 28-113 91 280 52-6-274zM515 47zM768 1846zM531 589l21 24 19 26 18 27 17 26 16 28 15 28 13 29 11 29 11 29 8 29 8 30 4 29 5 30 3 29 1 28-1 30-1 27-4 29-5 27-6 27-8 27-10 24-11 25-13 24-13 22-15 22-16 21-18 19-19 18-20 17 54 63 22-21 21-20 21-22 18-23 18-25 15-26 14-26 13-28 10-29 9-30 8-30 6-31 3-31 2-33v-32l-1-33-3-33-5-34-6-33-9-33-9-33-12-33-13-33-15-32-16-32-18-31-18-31-21-29-23-29-23-28 114-90-279-55 2 274zM251 1802zM19 0z">
          <text:p/>
        </draw:path>
        <draw:path draw:style-name="gr18" draw:text-style-name="P9" draw:layer="layout" svg:width="0.774cm" svg:height="1.845cm" draw:transform="rotate (1.5707963267949) translate (13.3085021737578cm 4.14911651418338cm)" svg:viewBox="0 0 775 1846" svg:d="M250 1263l-22-24-19-26-19-26-17-26-16-28-16-28-12-29-12-28-11-29-9-29-8-30-5-29-5-29-3-30-2-28 1-30 1-27 3-29 5-27 6-27 8-27 10-25 9-25 13-24 13-22 15-22 15-21 18-19 19-19 20-17-54-62-23 21-21 20-20 23-18 23-17 25-15 26-14 27-12 28-10 29-8 29-8 31-6 31-2 31-2 33v32l2 33 3 33 5 34 7 33 9 33 9 33 13 33 13 32 16 32 16 32 18 31 19 30 22 30 22 28 24 28-113 91 280 52-6-274zM515 47zM768 1846zM531 589l21 24 19 26 18 27 17 26 16 28 15 28 13 29 11 29 11 29 8 29 8 30 4 29 5 30 3 29 1 28-1 30-1 27-4 29-5 27-6 27-8 27-10 24-11 25-13 24-13 22-15 22-16 21-18 19-19 18-20 17 54 63 22-21 21-20 21-22 18-23 18-25 15-26 14-26 13-28 10-29 9-30 8-30 6-31 3-31 2-33v-32l-1-33-3-33-5-34-6-33-9-33-9-33-12-33-13-33-15-32-16-32-18-31-18-31-21-29-23-29-23-28 114-90-279-55 2 274zM251 1802zM19 0z">
          <text:p/>
        </draw:path>
        <draw:path draw:style-name="gr18" draw:text-style-name="P9" draw:layer="layout" svg:width="0.774cm" svg:height="1.845cm" draw:transform="rotate (1.5707963267949) translate (13.4575021737578cm 7.67511651418338cm)" svg:viewBox="0 0 775 1846" svg:d="M250 1263l-22-24-19-26-19-26-17-26-16-28-16-28-12-29-12-28-11-29-9-29-8-30-5-29-5-29-3-30-2-28 1-30 1-27 3-29 5-27 6-27 8-27 10-25 9-25 13-24 13-22 15-22 15-21 18-19 19-19 20-17-54-62-23 21-21 20-20 23-18 23-17 25-15 26-14 27-12 28-10 29-8 29-8 31-6 31-2 31-2 33v32l2 33 3 33 5 34 7 33 9 33 9 33 13 33 13 32 16 32 16 32 18 31 19 30 22 30 22 28 24 28-113 91 280 52-6-274zM515 47zM768 1846zM531 589l21 24 19 26 18 27 17 26 16 28 15 28 13 29 11 29 11 29 8 29 8 30 4 29 5 30 3 29 1 28-1 30-1 27-4 29-5 27-6 27-8 27-10 24-11 25-13 24-13 22-15 22-16 21-18 19-19 18-20 17 54 63 22-21 21-20 21-22 18-23 18-25 15-26 14-26 13-28 10-29 9-30 8-30 6-31 3-31 2-33v-32l-1-33-3-33-5-34-6-33-9-33-9-33-12-33-13-33-15-32-16-32-18-31-18-31-21-29-23-29-23-28 114-90-279-55 2 274zM251 1802zM19 0z">
          <text:p/>
        </draw:path>
        <draw:path draw:style-name="gr18" draw:text-style-name="P9" draw:layer="layout" svg:width="0.337cm" svg:height="0.803cm" draw:transform="rotate (1.5707963267949) translate (1.49278306108472cm 4.7530507736604cm)" svg:viewBox="0 0 338 804" svg:d="M109 550l-10-10-8-11-8-12-8-11-7-12-6-12-6-13-5-12-5-13-4-13-3-13-2-12-3-13-1-13-1-12 1-13v-12l2-13 2-12 2-11 4-12 4-11 4-11 6-10 5-10 7-9 7-10 7-8 8-8 9-8-23-26-10 9-9 8-9 10-8 10-8 11-6 12-6 11-5 13-5 12-3 13-4 13-2 14-1 13-1 15v14l1 14 1 15 2 14 3 15 4 14 4 14 6 15 6 14 6 14 7 14 9 13 8 13 9 13 10 13 10 12-49 40 122 22-2-119zM225 20zM335 804zM231 257l9 10 9 12 8 11 7 12 7 12 7 12 5 13 5 12 5 13 3 12 4 14 2 12 2 13 1 13 1 12-1 13v12l-2 13-2 12-3 11-4 12-4 11-4 10-6 11-6 9-6 10-7 9-8 8-8 8-9 8 23 27 10-9 9-9 9-9 8-10 8-11 6-12 6-11 6-12 4-13 4-13 4-13 2-13 2-14 1-14v-14l-1-15-1-14-2-15-3-14-4-15-3-14-6-14-5-15-7-14-7-14-8-13-8-14-9-13-10-12-10-12 50-40-122-23 1 119zM109 785zM8 0z">
          <text:p/>
        </draw:path>
        <draw:custom-shape draw:style-name="gr19" draw:text-style-name="P2" draw:layer="layout" svg:width="0.47cm" svg:height="0.304cm" svg:x="1.669cm" svg:y="3.963cm">
          <text:p/>
          <draw:enhanced-geometry svg:viewBox="0 0 21600 21600" draw:type="rectangle" draw:enhanced-path="M 0 0 L 21600 0 21600 21600 0 21600 0 0 Z N"/>
        </draw:custom-shape>
        <draw:path draw:style-name="gr18" draw:text-style-name="P9" draw:layer="layout" svg:width="0.774cm" svg:height="1.845cm" draw:transform="rotate (1.5707963267949) translate (6.8235021737578cm 11.1531165141834cm)" svg:viewBox="0 0 775 1846" svg:d="M250 1263l-22-24-19-26-19-26-17-26-16-28-16-28-12-29-12-28-11-29-9-29-8-30-5-29-5-29-3-30-2-28 1-30 1-27 3-29 5-27 6-27 8-27 10-25 9-25 13-24 13-22 15-22 15-21 18-19 19-19 20-17-54-62-23 21-21 20-20 23-18 23-17 25-15 26-14 27-12 28-10 29-8 29-8 31-6 31-2 31-2 33v32l2 33 3 33 5 34 7 33 9 33 9 33 13 33 13 32 16 32 16 32 18 31 19 30 22 30 22 28 24 28-113 91 280 52-6-274zM515 47zM768 1846zM531 589l21 24 19 26 18 27 17 26 16 28 15 28 13 29 11 29 11 29 8 29 8 30 4 29 5 30 3 29 1 28-1 30-1 27-4 29-5 27-6 27-8 27-10 24-11 25-13 24-13 22-15 22-16 21-18 19-19 18-20 17 54 63 22-21 21-20 21-22 18-23 18-25 15-26 14-26 13-28 10-29 9-30 8-30 6-31 3-31 2-33v-32l-1-33-3-33-5-34-6-33-9-33-9-33-12-33-13-33-15-32-16-32-18-31-18-31-21-29-23-29-23-28 114-90-279-55 2 274zM251 1802zM19 0z">
          <text:p/>
        </draw:path>
        <draw:frame draw:style-name="gr20" draw:text-style-name="P11" draw:layer="layout" svg:width="2.646cm" svg:height="0.683cm" draw:transform="rotate (0.0893608577021097) translate (5.877cm 21.533cm)">
          <draw:text-box>
            <text:p text:style-name="P10"><text:span text:style-name="T4">create new</text:span></text:p>
          </draw:text-box>
        </draw:frame>
        <draw:frame draw:style-name="gr20" draw:text-style-name="P11" draw:layer="layout" svg:width="2.227cm" svg:height="0.683cm" draw:transform="rotate (0.758520092916736) translate (12.738cm 20.247cm)">
          <draw:text-box>
            <text:p text:style-name="P10"><text:span text:style-name="T4">view/edit</text:span></text:p>
          </draw:text-box>
        </draw:frame>
        <draw:frame draw:style-name="gr21" draw:text-style-name="P13" draw:layer="layout" svg:width="20.32cm" svg:height="0.962cm" svg:x="0.635cm" svg:y="0.635cm">
          <draw:text-box>
            <text:p text:style-name="P12">SNAC Ingest Pipeline</text:p>
          </draw:text-box>
        </draw:frame>
        <draw:custom-shape draw:style-name="gr22" draw:text-style-name="P4" draw:layer="layout" svg:width="3.874cm" svg:height="2.476cm" svg:x="8.549cm" svg:y="12.758cm">
          <text:p text:style-name="P1"><text:span text:style-name="T1">SNAC-valid</text:span></text:p>
          <text:p text:style-name="P1"><text:span text:style-name="T1">EAC-CPF</text:span></text:p>
          <text:p text:style-name="P1"><text:span text:style-name="T2">(structure, not data)</text:span></text:p>
          <text:p text:style-name="P1"><text:span text:style-name="T2">XML</text:span></text:p>
          <draw:enhanced-geometry svg:viewBox="0 0 21600 21600" draw:glue-points="10800 0 0 10800 10800 21600 21600 10800" draw:text-areas="0 0 21600 ?f11" draw:type="paper" draw:modifiers="18974.554838709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3" draw:text-style-name="P1" draw:layer="layout" svg:x1="5.747cm" svg:y1="13.991cm" svg:x2="8.552cm" svg:y2="14.00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7T14:47:01.965252191</meta:creation-date>
    <dc:date>2017-03-06T14:56:46.304183059</dc:date>
    <meta:editing-duration>PT49M26S</meta:editing-duration>
    <meta:editing-cycles>10</meta:editing-cycles>
    <meta:generator>LibreOffice/5.1.6.2$Linux_X86_64 LibreOffice_project/10m0$Build-2</meta:generator>
    <meta:document-statistic meta:object-count="60"/>
  </office:meta>
</office:document-meta>
</file>